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8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. Solis</text:p>
      <text:p text:style-name="P5">Signed letter<text:tab/><text:tab/><text:tab/><text:tab/><text:tab/>Y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Clara E. Wei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5 May 1851</text:p>
      <text:p text:style-name="P5">Month<text:tab/><text:tab/><text:tab/><text:tab/><text:tab/><text:tab/>May</text:p>
      <text:p text:style-name="P5">Year<text:tab/><text:tab/><text:tab/><text:tab/><text:tab/><text:tab/>185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<text:tab/> <text:s text:c="2"/>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/text:p>
      <text:p text:style-name="P5">Postma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Envelope]</text:span></text:p>
      <text:p text:style-name="P2"><text:span text:style-name="T1"/></text:p>
      <text:p text:style-name="P2"><text:span text:style-name="T1">Miss Clara E Weil/</text:span></text:p>
      <text:p text:style-name="P2"><text:span text:style-name="T1">190 N 5</text:span><text:span text:style-name="T2">th</text:span><text:span text:style-name="T1"> St/</text:span></text:p>
      <text:p text:style-name="P2"><text:span text:style-name="T1"/></text:p>
      <text:p text:style-name="P2"><text:span text:style-name="T1">[Page 1]</text:span></text:p>
      <text:p text:style-name="P3"><text:span text:style-name="T1">Phil 15</text:span><text:span text:style-name="T2">th</text:span><text:span text:style-name="T1"> May 1851/</text:span></text:p>
      <text:p text:style-name="P2"><text:span text:style-name="T1">The Board of School Directors/ will meet on Sunday Morning next,/ at the house of Mr. Solis, 86 Arch St,/ for the purpose of examing[sic] applicants/ for the assistant teachership in the school/ of the Society; and invite you to attend/ at 9 o'clock, precisely./</text:span></text:p>
      <text:p text:style-name="P2"><text:span text:style-name="T1"><text:tab/>S. Solis/</text:span></text:p>
      <text:p text:style-name="P2"><text:span text:style-name="T1"><text:tab/><text:tab/>Presdt H E. Society/</text:span></text:p>
      <text:p text:style-name="P2"><text:span text:style-name="T1">Miss Clara E Wei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0T11:26:07</meta:creation-date>
    <dc:date>2009-04-20T11:33:30</dc:date>
    <dc:language>en-US</dc:language>
    <meta:editing-cycles>2</meta:editing-cycles>
    <meta:editing-duration>PT7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9" meta:word-count="235" meta:character-count="1654"/>
  </office:meta>
</office:document-meta>
</file>